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77cc"/>
    </style:style>
    <style:style style:name="P2" style:family="paragraph" style:parent-style-name="Text_20_body">
      <style:text-properties officeooo:paragraph-rsid="001dabb1"/>
    </style:style>
    <style:style style:name="P3" style:family="paragraph" style:parent-style-name="Text_20_body">
      <style:text-properties fo:font-weight="bold" officeooo:rsid="001c77cc" style:font-weight-asian="bold" style:font-weight-complex="bold"/>
    </style:style>
    <style:style style:name="P4" style:family="paragraph" style:parent-style-name="Text_20_body">
      <style:text-properties fo:font-weight="bold" officeooo:rsid="001dabb1" officeooo:paragraph-rsid="001dabb1" style:font-weight-asian="bold" style:font-weight-complex="bold"/>
    </style:style>
    <style:style style:name="P5" style:family="paragraph" style:parent-style-name="Text_20_body">
      <style:text-properties fo:language="en" fo:country="US" officeooo:rsid="001dabb1" officeooo:paragraph-rsid="001dabb1"/>
    </style:style>
    <style:style style:name="P6" style:family="paragraph" style:parent-style-name="Text_20_body">
      <style:text-properties officeooo:rsid="002cca4b" officeooo:paragraph-rsid="002cca4b"/>
    </style:style>
    <style:style style:name="P7" style:family="paragraph" style:parent-style-name="Text_20_body">
      <style:text-properties officeooo:paragraph-rsid="0033d2be"/>
    </style:style>
    <style:style style:name="P8" style:family="paragraph" style:parent-style-name="Text_20_body">
      <style:text-properties officeooo:rsid="0033d2be" officeooo:paragraph-rsid="0033d2be"/>
    </style:style>
    <style:style style:name="P9" style:family="paragraph" style:parent-style-name="Text_20_body">
      <style:text-properties fo:font-style="normal" officeooo:rsid="0033d2be" officeooo:paragraph-rsid="0033d2be" style:font-style-asian="normal" style:font-style-complex="normal"/>
    </style:style>
    <style:style style:name="P10" style:family="paragraph" style:parent-style-name="Text_20_body">
      <style:text-properties officeooo:rsid="00348772" officeooo:paragraph-rsid="00348772"/>
    </style:style>
    <style:style style:name="P11" style:family="paragraph" style:parent-style-name="Text_20_body">
      <style:text-properties officeooo:rsid="00357585" officeooo:paragraph-rsid="00357585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officeooo:rsid="00192964" officeooo:paragraph-rsid="001f5c75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officeooo:rsid="001f5c75" officeooo:paragraph-rsid="001f5c75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officeooo:rsid="001f5c75" officeooo:paragraph-rsid="0024210c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officeooo:rsid="0020eeb3" officeooo:paragraph-rsid="0020eeb3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fo:font-weight="bold" officeooo:rsid="0024210c" officeooo:paragraph-rsid="0024210c" style:font-weight-asian="bold" style:font-weight-complex="bold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officeooo:rsid="001dabb1" officeooo:paragraph-rsid="001f5c75"/>
    </style:style>
    <style:style style:name="P18" style:family="paragraph" style:parent-style-name="Source_20_Code">
      <style:text-properties officeooo:paragraph-rsid="001c77cc"/>
    </style:style>
    <style:style style:name="P19" style:family="paragraph" style:parent-style-name="Source_20_Code">
      <style:text-properties officeooo:rsid="001c77cc" officeooo:paragraph-rsid="001c77cc"/>
    </style:style>
    <style:style style:name="P20" style:family="paragraph" style:parent-style-name="Source_20_Code">
      <style:text-properties fo:language="en" fo:country="US" officeooo:rsid="001c77cc" officeooo:paragraph-rsid="001c77cc"/>
    </style:style>
    <style:style style:name="P21" style:family="paragraph" style:parent-style-name="Source_20_Code">
      <style:text-properties fo:language="en" fo:country="US" officeooo:rsid="001c77cc" officeooo:paragraph-rsid="001dabb1"/>
    </style:style>
    <style:style style:name="P22" style:family="paragraph" style:parent-style-name="Source_20_Code">
      <style:text-properties fo:language="en" fo:country="US" officeooo:rsid="001dabb1"/>
    </style:style>
    <style:style style:name="P23" style:family="paragraph" style:parent-style-name="Source_20_Code">
      <style:text-properties fo:language="en" fo:country="US" officeooo:rsid="001dabb1" officeooo:paragraph-rsid="001dabb1"/>
    </style:style>
    <style:style style:name="P24" style:family="paragraph" style:parent-style-name="Source_20_Code">
      <style:text-properties officeooo:rsid="001dabb1"/>
    </style:style>
    <style:style style:name="P25" style:family="paragraph" style:parent-style-name="Source_20_Code">
      <style:text-properties officeooo:rsid="001f5c75"/>
    </style:style>
    <style:style style:name="P26" style:family="paragraph" style:parent-style-name="Source_20_Code">
      <style:text-properties officeooo:rsid="0020eeb3"/>
    </style:style>
    <style:style style:name="P27" style:family="paragraph" style:parent-style-name="Source_20_Code">
      <style:text-properties officeooo:rsid="0020eeb3" officeooo:paragraph-rsid="00225e20"/>
    </style:style>
    <style:style style:name="P28" style:family="paragraph" style:parent-style-name="Source_20_Code">
      <style:text-properties officeooo:rsid="0024210c"/>
    </style:style>
    <style:style style:name="P29" style:family="paragraph" style:parent-style-name="Source_20_Code">
      <style:text-properties officeooo:rsid="00265cae" officeooo:paragraph-rsid="00265cae"/>
    </style:style>
    <style:style style:name="P30" style:family="paragraph" style:parent-style-name="Source_20_Code">
      <style:text-properties officeooo:rsid="002672a6" officeooo:paragraph-rsid="002672a6"/>
    </style:style>
    <style:style style:name="P31" style:family="paragraph" style:parent-style-name="Source_20_Code">
      <style:text-properties officeooo:rsid="002672a6" officeooo:paragraph-rsid="00277059"/>
    </style:style>
    <style:style style:name="P32" style:family="paragraph" style:parent-style-name="Source_20_Code">
      <style:text-properties officeooo:rsid="002672a6" officeooo:paragraph-rsid="002618c8"/>
    </style:style>
    <style:style style:name="P33" style:family="paragraph" style:parent-style-name="Source_20_Code">
      <style:text-properties officeooo:rsid="00277059" officeooo:paragraph-rsid="00277059"/>
    </style:style>
    <style:style style:name="P34" style:family="paragraph" style:parent-style-name="Source_20_Code">
      <style:text-properties officeooo:rsid="00289888" officeooo:paragraph-rsid="00289888"/>
    </style:style>
    <style:style style:name="P35" style:family="paragraph" style:parent-style-name="Source_20_Code">
      <style:text-properties fo:font-style="italic" style:font-style-asian="italic" style:font-style-complex="italic"/>
    </style:style>
    <style:style style:name="P36" style:family="paragraph" style:parent-style-name="Source_20_Code">
      <style:text-properties fo:font-style="italic" officeooo:rsid="002f96d3" officeooo:paragraph-rsid="002f96d3" style:font-style-asian="italic" style:font-style-complex="italic"/>
    </style:style>
    <style:style style:name="P37" style:family="paragraph" style:parent-style-name="Source_20_Code">
      <style:text-properties fo:font-style="italic" officeooo:rsid="002f96d3" officeooo:paragraph-rsid="003017a8" style:font-style-asian="italic" style:font-style-complex="italic"/>
    </style:style>
    <style:style style:name="P38" style:family="paragraph" style:parent-style-name="Source_20_Code">
      <style:text-properties fo:font-style="italic" officeooo:rsid="00302983" officeooo:paragraph-rsid="00302983" style:font-style-asian="italic" style:font-style-complex="italic"/>
    </style:style>
    <style:style style:name="P39" style:family="paragraph" style:parent-style-name="Source_20_Code">
      <style:text-properties officeooo:rsid="0032adde" officeooo:paragraph-rsid="0032adde"/>
    </style:style>
    <style:style style:name="P40" style:family="paragraph" style:parent-style-name="Source_20_Code">
      <style:text-properties fo:font-style="normal" officeooo:rsid="00302983" officeooo:paragraph-rsid="0033d2be" style:font-style-asian="normal" style:font-style-complex="normal"/>
    </style:style>
    <style:style style:name="P41" style:family="paragraph" style:parent-style-name="Source_20_Code">
      <style:text-properties fo:font-style="normal" officeooo:rsid="00302983" officeooo:paragraph-rsid="00357585" style:font-style-asian="normal" style:font-style-complex="normal"/>
    </style:style>
    <style:style style:name="P42" style:family="paragraph" style:parent-style-name="Source_20_Code">
      <style:text-properties fo:font-style="normal" officeooo:rsid="00302983" officeooo:paragraph-rsid="0039cf41" style:font-style-asian="normal" style:font-style-complex="normal"/>
    </style:style>
    <style:style style:name="P43" style:family="paragraph" style:parent-style-name="Source_20_Code">
      <style:text-properties fo:font-style="normal" officeooo:rsid="0033d2be" officeooo:paragraph-rsid="0033d2be" style:font-style-asian="normal" style:font-style-complex="normal"/>
    </style:style>
    <style:style style:name="P44" style:family="paragraph" style:parent-style-name="Standard">
      <style:text-properties officeooo:rsid="0024210c" officeooo:paragraph-rsid="0024210c"/>
    </style:style>
    <style:style style:name="P45" style:family="paragraph" style:parent-style-name="Text_20_body">
      <style:text-properties fo:font-style="normal" officeooo:rsid="00357585" officeooo:paragraph-rsid="00357585" style:font-style-asian="normal" style:font-style-complex="normal"/>
    </style:style>
    <style:style style:name="P46" style:family="paragraph" style:parent-style-name="Text_20_body">
      <style:text-properties officeooo:paragraph-rsid="00357585"/>
    </style:style>
    <style:style style:name="P47" style:family="paragraph" style:parent-style-name="Heading_20_1">
      <style:text-properties officeooo:rsid="00116547"/>
    </style:style>
    <style:style style:name="P48" style:family="paragraph" style:parent-style-name="Heading_20_2">
      <style:text-properties officeooo:rsid="001c77cc" officeooo:paragraph-rsid="001c77cc"/>
    </style:style>
    <style:style style:name="P49" style:family="paragraph" style:parent-style-name="Heading_20_2">
      <style:text-properties officeooo:rsid="001253dd"/>
    </style:style>
    <style:style style:name="P50" style:family="paragraph" style:parent-style-name="Heading_20_2">
      <style:text-properties fo:language="en" fo:country="US" officeooo:rsid="001dabb1"/>
    </style:style>
    <style:style style:name="P51" style:family="paragraph" style:parent-style-name="Heading_20_2">
      <style:text-properties officeooo:rsid="001dabb1"/>
    </style:style>
    <style:style style:name="P52" style:family="paragraph" style:parent-style-name="Heading_20_2">
      <style:text-properties officeooo:paragraph-rsid="002cca4b"/>
    </style:style>
    <style:style style:name="T1" style:family="text">
      <style:text-properties fo:language="en" fo:country="US" officeooo:rsid="001c77cc"/>
    </style:style>
    <style:style style:name="T2" style:family="text">
      <style:text-properties fo:language="en" fo:country="US" officeooo:rsid="001dabb1"/>
    </style:style>
    <style:style style:name="T3" style:family="text">
      <style:text-properties officeooo:rsid="001c77cc"/>
    </style:style>
    <style:style style:name="T4" style:family="text">
      <style:text-properties officeooo:rsid="001f5c7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5c75" style:font-weight-asian="bold" style:font-weight-complex="bold"/>
    </style:style>
    <style:style style:name="T7" style:family="text">
      <style:text-properties fo:font-weight="bold" officeooo:rsid="0024210c" style:font-weight-asian="bold" style:font-weight-complex="bold"/>
    </style:style>
    <style:style style:name="T8" style:family="text">
      <style:text-properties fo:font-weight="normal" officeooo:rsid="001f5c75" style:font-weight-asian="normal" style:font-weight-complex="normal"/>
    </style:style>
    <style:style style:name="T9" style:family="text">
      <style:text-properties officeooo:rsid="0024210c"/>
    </style:style>
    <style:style style:name="T10" style:family="text">
      <style:text-properties officeooo:rsid="002672a6"/>
    </style:style>
    <style:style style:name="T11" style:family="text">
      <style:text-properties officeooo:rsid="00277059"/>
    </style:style>
    <style:style style:name="T12" style:family="text">
      <style:text-properties officeooo:rsid="002cca4b"/>
    </style:style>
    <style:style style:name="T13" style:family="text">
      <style:text-properties officeooo:rsid="003017a8"/>
    </style:style>
    <style:style style:name="T14" style:family="text">
      <style:text-properties officeooo:rsid="0033d2be"/>
    </style:style>
    <style:style style:name="T15" style:family="text">
      <style:text-properties officeooo:rsid="00348772"/>
    </style:style>
    <style:style style:name="T16" style:family="text">
      <style:text-properties officeooo:rsid="00357585"/>
    </style:style>
    <style:style style:name="T17" style:family="text">
      <style:text-properties officeooo:rsid="00367f92"/>
    </style:style>
    <style:style style:name="T18" style:family="text">
      <style:text-properties officeooo:rsid="0037e014"/>
    </style:style>
    <style:style style:name="T19" style:family="text">
      <style:text-properties officeooo:rsid="0039cf41"/>
    </style:style>
    <style:style style:name="T20" style:family="text">
      <style:text-properties officeooo:rsid="003a4272"/>
    </style:style>
    <style:style style:name="T21" style:family="text">
      <style:text-properties fo:font-style="italic" officeooo:rsid="00302983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1"><text:span text:style-name="T3">Nodes</text:span> installation</text:h>
      <text:h text:style-name="P48" text:outline-level="2">Install virtualization environment</text:h>
      <text:p text:style-name="P18"># <text:span text:style-name="T3">sudo apt-get install kvm</text:span></text:p>
      <text:p text:style-name="P19"/>
      <text:p text:style-name="P1"><text:span text:style-name="T1">Note: CPU virtualization flags are very desirable. Check whether your CPU supports kvm virtualization with (</text:span><text:a xlink:type="simple" xlink:href="http://www.linux-kvm.org/page/Processor_support"><text:span text:style-name="T3">http://www.linux-kvm.org/page/Processor_support</text:span></text:a><text:span text:style-name="T3">)</text:span><text:span text:style-name="T1">:</text:span></text:p>
      <text:p text:style-name="P3">- AMD</text:p>
      <text:p text:style-name="P20"># grep svm /proc/cpuinfo</text:p>
      <text:p text:style-name="P3">- Intel</text:p>
      <text:p text:style-name="P20"># grep vmx /proc/cpuinfo</text:p>
      <text:h text:style-name="P49" text:outline-level="2">Install libvirt</text:h>
      <text:p text:style-name="P23"># sudo apt-get install libvirt-bin</text:p>
      <text:p text:style-name="P23"># sudo apt-get install python-libvirt</text:p>
      <text:p text:style-name="P21"/>
      <text:p text:style-name="P2"><text:span text:style-name="T1">Note: </text:span><text:span text:style-name="T2">This assumes libvirt versions for your Linux distributions will be as recent as 1.0 or newer. Otherwise, you may want to check </text:span><text:a xlink:type="simple" xlink:href="http://libvirt.org/compiling.html">http://libvirt.org/compiling.html</text:a><text:span text:style-name="T2"> to compile it from the latest source.</text:span></text:p>
      <text:h text:style-name="P50" text:outline-level="2">Install virt-manager (optional)</text:h>
      <text:p text:style-name="P5">Only if you want to access local VMs through a graphical interface</text:p>
      <text:p text:style-name="P22"># sudo apt-get install virt-manager</text:p>
      <text:h text:style-name="P51" text:outline-level="2">Configurations for remote access</text:h>
      <text:p text:style-name="P4">- For unencrypted TCP access:</text:p>
      <text:p text:style-name="P17">Edit your libvirt host configuration (/etc/libvirt/libvirtd.conf) for remote access add/uncomment the line:</text:p>
      <text:p text:style-name="P24">listen_tcp = 1 </text:p>
      <text:p text:style-name="P24"/>
      <text:p text:style-name="P12"><text:span text:style-name="T4">Pass -l in the defaults of the startup script </text:span><text:span text:style-name="T6">/etc/default/libvirt-bin</text:span><text:span text:style-name="T8">:</text:span></text:p>
      <text:p text:style-name="P25">libvirtd_opts="-d -l"</text:p>
      <text:p text:style-name="P13"/>
      <text:p text:style-name="P15">Restart the service:</text:p>
      <text:p text:style-name="P27"># service libvirt-bin stop</text:p>
      <text:p text:style-name="P27"># service libvirt-bin start</text:p>
      <text:p text:style-name="P26"/>
      <text:p text:style-name="P12"><text:span text:style-name="T4">Note: If you prefer encrypted stuff you can try working with </text:span><text:span text:style-name="T6">tls</text:span><text:span text:style-name="T4">, creating certificates for all hosts, and so on. I will not explain that here though, but there are some scripts in the project scripts folder. There is a how to at </text:span><text:a xlink:type="simple" xlink:href="http://libvirt.org/remote.html"><text:span text:style-name="T4">http://libvirt.org/remote.html</text:span></text:a><text:span text:style-name="T4">.</text:span></text:p>
      <text:p text:style-name="P16">- SSH certificates:</text:p>
      <text:p text:style-name="P14"><text:span text:style-name="T9">Copy the public ssh key of aurora platform user to the remote host user. </text:span><text:span text:style-name="T7">Run this at the platform host.</text:span></text:p>
      <text:p text:style-name="P29"># sudo mkdir /var/www/.ssh</text:p>
      <text:p text:style-name="P33"><text:soft-page-break/># sudo chown <text:span text:style-name="T10">www-data.www-data /var/www/.ssh</text:span></text:p>
      <text:p text:style-name="P31"># sudo chmod 700 /var/www/.ssh</text:p>
      <text:p text:style-name="P30"># sudo su - www-data</text:p>
      <text:p text:style-name="P31"><text:span text:style-name="T11">$</text:span> ssh-keygen -t rsa</text:p>
      <text:p text:style-name="P32">$ ssh-copy-id -i /var/www/.ssh/id_rsa.pub USER@NODE</text:p>
      <text:p text:style-name="P34">$ Ctrl+d</text:p>
      <text:p text:style-name="P44"/>
      <text:p text:style-name="Text_20_body"><text:span text:style-name="T9">Then login to the node host and copy the ~/.ssh/authorized_keys file from the user's home to the root directory. </text:span><text:span text:style-name="T7">Run this at the platform node.</text:span></text:p>
      <text:p text:style-name="P28"># sudo mkdir /root/.ssh</text:p>
      <text:p text:style-name="P28"># sudo chmod 700 /root/.ssh</text:p>
      <text:p text:style-name="P28"># sudo cp ~/.ssh/authorized_keys /root/.ssh/</text:p>
      <text:h text:style-name="P52" text:outline-level="2">Install Open vSwitch</text:h>
      <text:p text:style-name="Text_20_body"><text:span text:style-name="T12">This is meant to support </text:span>Virtual Routers <text:span text:style-name="T15">and to allow bridged virtual machines</text:span></text:p>
      <text:p text:style-name="Source_20_Code"># sudo apt-get install openvswitch-switch</text:p>
      <text:p text:style-name="P7"/>
      <text:p text:style-name="P8">Allow remote connections on port tcp 8888</text:p>
      <text:p text:style-name="P39"># sudo ovs-vsctl set-manager ptcp:8888</text:p>
      <text:p text:style-name="P7"/>
      <text:p text:style-name="P8">Add a bridge for the default bridge connection <text:span text:style-name="T16">(regular ethernet bridge for VMs inside one host)</text:span></text:p>
      <text:p text:style-name="P40"><text:span text:style-name="T14"># </text:span>sudo ovs-vsctl add-br virbr1</text:p>
      <text:p text:style-name="P7"/>
      <text:p text:style-name="P11">If you want to provide direct access to your local ethernet network connect this bridge to your ethernet adapter <text:span text:style-name="T17">(e.g., eth0)</text:span>...</text:p>
      <text:p text:style-name="P41"><text:span text:style-name="T14"># </text:span>sudo ovs-vsctl add-<text:span text:style-name="T16">port</text:span> virbr1 <text:span text:style-name="T16">eth0</text:span></text:p>
      <text:p text:style-name="P7"/>
      <text:p text:style-name="P10"><text:span text:style-name="T16">and a</text:span>dd the following lines to your rc.local file to add your main interface to the bridge virbr1 <text:span text:style-name="T18">on boot</text:span></text:p>
      <text:p text:style-name="Source_20_Code"># Reconfigure eth0 to bridge with virbr1</text:p>
      <text:p text:style-name="Source_20_Code">/bin/ip addr flush eth0</text:p>
      <text:p text:style-name="Source_20_Code">/sbin/ifconfig eth0 up</text:p>
      <text:p text:style-name="Source_20_Code">/sbin/dhclient virbr1</text:p>
      <text:p text:style-name="P9"/>
      <text:p text:style-name="P9">Another one for OpenFlow controlled connections</text:p>
      <text:p text:style-name="P40"><text:span text:style-name="T14"># </text:span>sudo ovs-vsctl add-br virbr<text:span text:style-name="T14">2</text:span></text:p>
      <text:p text:style-name="P43"># sudo ovs-vsctl set-controller virbr2 tcp:&lt;PlatformControllerIP&gt;</text:p>
      <text:p text:style-name="P43"/>
      <text:p text:style-name="P45">You may also want to add the physical interface that connects to your local OpenFlow network (e.g., eth<text:span text:style-name="T20">2</text:span>)</text:p>
      <text:p text:style-name="P42"><text:span text:style-name="T14"># </text:span>sudo ovs-vsctl add-<text:span text:style-name="T16">port</text:span> virbr<text:span text:style-name="T19">2</text:span> <text:span text:style-name="T16">eth2</text:span></text:p>
      <text:p text:style-name="P4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Code" style:display-name="Source Code" style:family="paragraph" style:parent-style-name="Standard" style:class="text">
      <style:paragraph-properties fo:margin-left="0.3in" fo:margin-right="0in" fo:text-indent="0in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language="en" fo:country="US" officeooo:rsid="000bb950"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o Wickboldt</meta:initial-creator>
    <meta:creation-date>2013-07-18T09:14:41</meta:creation-date>
    <dc:date>2014-10-02T17:08:20.498092773</dc:date>
    <meta:editing-duration>PT15H23M43S</meta:editing-duration>
    <meta:editing-cycles>22</meta:editing-cycles>
    <meta:generator>LibreOffice/4.2.6.3$Linux_X86_64 LibreOffice_project/420m0$Build-3</meta:generator>
    <meta:document-statistic meta:table-count="0" meta:image-count="0" meta:object-count="0" meta:page-count="2" meta:paragraph-count="57" meta:word-count="442" meta:character-count="2887" meta:non-whitespace-character-count="2501"/>
  </office:meta>
</office:document-meta>
</file>